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2409*"/>
    </style:style>
    <style:style style:name="Tabla1.B" style:family="table-column">
      <style:table-column-properties style:column-width="4.251cm" style:rel-column-width="2410*"/>
    </style:style>
    <style:style style:name="Tabla1.A1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a1.B1" style:family="table-cell">
      <style:table-cell-properties style:vertical-align="middle" fo:background-color="#5983b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D1" style:family="table-cell">
      <style:table-cell-properties style:vertical-align="middle" fo:background-color="#5983b0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background-color="#729fc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B2" style:family="table-cell">
      <style:table-cell-properties style:vertical-align="middle"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a1.D2" style:family="table-cell">
      <style:table-cell-properties style:vertical-align="middle" fo:background-color="#b4c7d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3" style:family="table-cell">
      <style:table-cell-properties style:vertical-align="middle" fo:background-color="#729fcf" fo:padding="0.097cm" fo:border-left="0.5pt solid #000000" fo:border-right="none" fo:border-top="none" fo:border-bottom="0.5pt solid #000000">
        <style:background-image/>
      </style:table-cell-properties>
    </style:style>
    <style:style style:name="Tabla1.A8" style:family="table-cell">
      <style:table-cell-properties style:vertical-align="middle" fo:background-color="#ff3838" fo:padding="0.097cm" fo:border-left="0.75pt solid #000000" fo:border-right="none" fo:border-top="none" fo:border-bottom="0.75pt solid #000000">
        <style:background-image/>
      </style:table-cell-properties>
    </style:style>
    <style:style style:name="Tabla1.B8" style:family="table-cell">
      <style:table-cell-properties style:vertical-align="middle" fo:background-color="#ffa6a6" fo:padding="0.097cm" fo:border-left="0.75pt solid #000000" fo:border-right="none" fo:border-top="none" fo:border-bottom="0.75pt solid #000000">
        <style:background-image/>
      </style:table-cell-properties>
    </style:style>
    <style:style style:name="Tabla1.D8" style:family="table-cell">
      <style:table-cell-properties style:vertical-align="middle" fo:background-color="#ffa6a6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6f3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0b6f3d" officeooo:paragraph-rsid="000b6f3d"/>
    </style:style>
    <style:style style:name="P5" style:family="paragraph" style:parent-style-name="Standard">
      <style:paragraph-properties fo:text-align="justify" style:justify-single-word="false"/>
      <style:text-properties officeooo:rsid="000b6f3d" officeooo:paragraph-rsid="0016016f"/>
    </style:style>
    <style:style style:name="P6" style:family="paragraph" style:parent-style-name="Standard">
      <style:paragraph-properties fo:text-align="center" style:justify-single-word="false"/>
      <style:text-properties officeooo:rsid="000b6f3d" officeooo:paragraph-rsid="000b6f3d"/>
    </style:style>
    <style:style style:name="P7" style:family="paragraph" style:parent-style-name="Standard">
      <style:paragraph-properties fo:text-align="justify" style:justify-single-word="false"/>
      <style:text-properties officeooo:rsid="000de0e9" officeooo:paragraph-rsid="000de0e9"/>
    </style:style>
    <style:style style:name="P8" style:family="paragraph" style:parent-style-name="Standard">
      <style:paragraph-properties fo:text-align="justify" style:justify-single-word="false"/>
      <style:text-properties officeooo:rsid="000fdd9f" officeooo:paragraph-rsid="000fdd9f"/>
    </style:style>
    <style:style style:name="P9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0fdd9f" officeooo:paragraph-rsid="000fdd9f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rsid="0016016f" officeooo:paragraph-rsid="0016016f"/>
    </style:style>
    <style:style style:name="P12" style:family="paragraph" style:parent-style-name="Standard">
      <style:paragraph-properties fo:text-align="justify" style:justify-single-word="false"/>
      <style:text-properties officeooo:rsid="00167a63" officeooo:paragraph-rsid="00167a63"/>
    </style:style>
    <style:style style:name="P1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fo:font-weight="bold" officeooo:rsid="000de0e9" officeooo:paragraph-rsid="0016016f" style:font-weight-asian="bold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fo:font-weight="bold" officeooo:rsid="000de0e9" officeooo:paragraph-rsid="000de0e9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tyle="italic" fo:font-weight="normal" officeooo:rsid="000b6f3d" officeooo:paragraph-rsid="000b6f3d" style:font-style-asian="italic" style:font-weight-asian="normal" style:font-style-complex="italic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style="normal" fo:font-weight="bold" officeooo:rsid="000de0e9" officeooo:paragraph-rsid="000b6f3d" style:font-style-asian="normal" style:font-weight-asian="bold" style:font-style-complex="normal" style:font-weight-complex="bold"/>
    </style:style>
    <style:style style:name="P18" style:family="paragraph" style:parent-style-name="Standard" style:list-style-name="L1">
      <style:paragraph-properties fo:text-align="justify" style:justify-single-word="false"/>
      <style:text-properties fo:font-style="normal" fo:font-weight="bold" officeooo:rsid="000de0e9" officeooo:paragraph-rsid="000de0e9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officeooo:rsid="000b6f3d" officeooo:paragraph-rsid="000b6f3d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0de0e9" officeooo:paragraph-rsid="001748d9"/>
    </style:style>
    <style:style style:name="P21" style:family="paragraph" style:parent-style-name="Standard">
      <style:paragraph-properties fo:text-align="justify" style:justify-single-word="false"/>
      <style:text-properties officeooo:rsid="000de0e9" officeooo:paragraph-rsid="000de0e9"/>
    </style:style>
    <style:style style:name="P22" style:family="paragraph" style:parent-style-name="Standard">
      <style:paragraph-properties fo:text-align="justify" style:justify-single-word="false"/>
      <style:text-properties officeooo:rsid="000de0e9" officeooo:paragraph-rsid="001748d9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 style:list-style-name="L1">
      <style:paragraph-properties fo:text-align="justify" style:justify-single-word="false"/>
      <style:text-properties officeooo:rsid="001748d9" officeooo:paragraph-rsid="001748d9"/>
    </style:style>
    <style:style style:name="P25" style:family="paragraph" style:parent-style-name="Standard">
      <style:paragraph-properties fo:text-align="justify" style:justify-single-word="false"/>
      <style:text-properties officeooo:rsid="001748d9" officeooo:paragraph-rsid="001748d9"/>
    </style:style>
    <style:style style:name="P26" style:family="paragraph" style:parent-style-name="Standard">
      <style:paragraph-properties fo:text-align="justify" style:justify-single-word="false"/>
      <style:text-properties officeooo:rsid="0016016f" officeooo:paragraph-rsid="001748d9"/>
    </style:style>
    <style:style style:name="P27" style:family="paragraph" style:parent-style-name="Standard">
      <style:paragraph-properties fo:text-align="justify" style:justify-single-word="false"/>
      <style:text-properties officeooo:rsid="000fdd9f" officeooo:paragraph-rsid="00177cf2"/>
    </style:style>
    <style:style style:name="P28" style:family="paragraph" style:parent-style-name="Standard">
      <style:paragraph-properties fo:text-align="justify" style:justify-single-word="false"/>
      <style:text-properties officeooo:rsid="00177cf2" officeooo:paragraph-rsid="00177cf2"/>
    </style:style>
    <style:style style:name="P29" style:family="paragraph" style:parent-style-name="Table_20_Contents">
      <style:paragraph-properties fo:text-align="center" style:justify-single-word="false"/>
      <style:text-properties officeooo:rsid="001903a3" officeooo:paragraph-rsid="001903a3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rsid="0019340e" officeooo:paragraph-rsid="0019340e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19340e" officeooo:paragraph-rsid="0019340e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1a82d1" officeooo:paragraph-rsid="001a82d1" style:font-weight-asian="bold" style:font-weight-complex="bold"/>
    </style:style>
    <style:style style:name="T1" style:family="text">
      <style:text-properties officeooo:rsid="000b6f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6f3d" style:font-weight-asian="bold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0fdd9f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b6f3d" style:font-style-asian="italic" style:font-weight-asian="normal" style:font-style-complex="italic" style:font-weight-complex="normal"/>
    </style:style>
    <style:style style:name="T7" style:family="text">
      <style:text-properties fo:font-style="italic" officeooo:rsid="00187575" style:font-style-asian="italic" style:font-style-complex="italic"/>
    </style:style>
    <style:style style:name="T8" style:family="text">
      <style:text-properties fo:font-style="italic" officeooo:rsid="001903a3" style:font-style-asian="italic" style:font-style-complex="italic"/>
    </style:style>
    <style:style style:name="T9" style:family="text">
      <style:text-properties fo:font-style="italic" fo:font-weight="bold" officeooo:rsid="00187575" style:font-style-asian="italic" style:font-weight-asian="bold" style:font-style-complex="italic" style:font-weight-complex="bold"/>
    </style:style>
    <style:style style:name="T10" style:family="text">
      <style:text-properties officeooo:rsid="000fdd9f"/>
    </style:style>
    <style:style style:name="T11" style:family="text">
      <style:text-properties style:text-underline-style="none"/>
    </style:style>
    <style:style style:name="T12" style:family="text">
      <style:text-properties officeooo:rsid="00114527"/>
    </style:style>
    <style:style style:name="T13" style:family="text">
      <style:text-properties officeooo:rsid="00128bec"/>
    </style:style>
    <style:style style:name="T14" style:family="text">
      <style:text-properties officeooo:rsid="0013a2c5"/>
    </style:style>
    <style:style style:name="T15" style:family="text">
      <style:text-properties officeooo:rsid="0016016f"/>
    </style:style>
    <style:style style:name="T16" style:family="text">
      <style:text-properties officeooo:rsid="001748d9"/>
    </style:style>
    <style:style style:name="T17" style:family="text">
      <style:text-properties officeooo:rsid="00177cf2"/>
    </style:style>
    <style:style style:name="T18" style:family="text">
      <style:text-properties officeooo:rsid="0018757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ON PLAN DE EMPRESA – <text:span text:style-name="T8">Miguel Bastos Gándara</text:span></text:p>
      <text:p text:style-name="Standard"/>
      <text:p text:style-name="P2">1 La idea de negocio.</text:p>
      <text:p text:style-name="P10"/>
      <text:p text:style-name="P2">1.1 Descripción de 3 ideas de negocio.</text:p>
      <text:p text:style-name="P6"><text:span text:style-name="T2">Idea 1 → </text:span><text:span text:style-name="T4">Página web/</text:span><text:span text:style-name="T5">aplicación</text:span><text:span text:style-name="T4"> Interrail.</text:span></text:p>
      <text:p text:style-name="P16"/>
      <text:list xml:id="list147041919" text:style-name="L1">
        <text:list-item>
          <text:p text:style-name="P17">Interés personal o ilusión en el proyecto: </text:p>
        </text:list-item>
      </text:list>
      <text:p text:style-name="P4"><text:tab/><text:span text:style-name="T10">Este proyecto surge una tarde verano en la que estoy buscando rutas de interrail por </text:span><text:span text:style-name="T12">E</text:span><text:span text:style-name="T10">uropa </text:span><text:span text:style-name="T12">C</text:span><text:span text:style-name="T10">entral </text:span><text:span text:style-name="T12">y me es casi imposible encontrarlas. Me hace ilusión ayudar a la gente a hacer un viaje en interrail en condiciones, como el que yo querría haber hecho, facilitando rutas y lugares de interés en la página de cada zona, además de visitarlas yo también.</text:span></text:p>
      <text:list xml:id="list202018044178707" text:continue-numbering="true" text:style-name="L1">
        <text:list-item>
          <text:p text:style-name="P17">Problema que resuelve y necesidad que cubrirá en los clientes: </text:p>
        </text:list-item>
      </text:list>
      <text:p text:style-name="P4"><text:tab/><text:span text:style-name="T12">Pienso que ayudará a muchos potenciales clientes que quieran explorar Europa en interrail, ya que facilitaría mucho los viajes, ahorrándoles tiempo a la hora de organizar su viaje y dándoles rutas que seguir en todo momento para disfrutar al máximo de la experiencia.</text:span></text:p>
      <text:list xml:id="list202017223752611" text:continue-numbering="true" text:style-name="L1">
        <text:list-item>
          <text:p text:style-name="P18">¿Clientes?: </text:p>
        </text:list-item>
      </text:list>
      <text:p text:style-name="P7"><text:tab/><text:span text:style-name="T12">Potencialmente, personas entre 18 y 30, sobre todo en verano, </text:span><text:span text:style-name="T14">que quieran hacer un interrail (no sé un número exacto)</text:span><text:span text:style-name="T12">.</text:span></text:p>
      <text:list xml:id="list202018509990775" text:continue-numbering="true" text:style-name="L1">
        <text:list-item>
          <text:p text:style-name="P18">Propuesta de valor, que ofreces diferente: </text:p>
        </text:list-item>
      </text:list>
      <text:p text:style-name="P7"><text:tab/><text:span text:style-name="T12">Rutas en ciudades, rutas entre ciudades, rutas entre países, lugares en donde comer, sitios interesantes de cada lugar por los que hacer turismo...</text:span></text:p>
      <text:list xml:id="list202017359847336" text:continue-numbering="true" text:style-name="L1">
        <text:list-item>
          <text:p text:style-name="P18">¿Recursos humanos? ¿Solo o alguien más?: </text:p>
        </text:list-item>
      </text:list>
      <text:p text:style-name="P7"><text:tab/><text:span text:style-name="T13">La página web estaría creada y gestionada por mí, además de mantenida. Para las rutas, contactaría con “influencers” y “blogueros” para que viajaran y grabasen videos, hicieran fotos de los lugares, probaran rutas...</text:span></text:p>
      <text:list xml:id="list202017176559859" text:continue-numbering="true" text:style-name="L1">
        <text:list-item>
          <text:p text:style-name="P18">¿Recursos económicos? ¿Ayuda o financiación?: </text:p>
        </text:list-item>
      </text:list>
      <text:p text:style-name="P7"><text:tab/><text:span text:style-name="T13">De primeras, dispongo de unos ahorros para abrir la página web, comprar el dominio, los servicios de servidor y pagar los viajes a las personas que harán los vídeos y fotos de las rutas.</text:span></text:p>
      <text:p text:style-name="P9"/>
      <text:p text:style-name="P9">Ventajas<text:span text:style-name="T11">: </text:span></text:p>
      <text:p text:style-name="P11">Pocos gastos de infraestructura.</text:p>
      <text:p text:style-name="P11">Pocos empleados con mucha visibilidad.</text:p>
      <text:p text:style-name="P11">Trabajo remoto.</text:p>
      <text:p text:style-name="P11"/>
      <text:p text:style-name="P9">Desventajas<text:span text:style-name="T11">: </text:span></text:p>
      <text:p text:style-name="P11">Estacional, casi todo el dinero se haría en verano o épocas estivales.</text:p>
      <text:p text:style-name="P11">Necesita mucho tiempo para poder crear todas las rutas.</text:p>
      <text:p text:style-name="P12">Rango de edad muy bajo.</text:p>
      <text:p text:style-name="P8"/>
      <text:p text:style-name="P8">------------------------------------------------------------------------------------------------------------------------</text:p>
      <text:p text:style-name="P8"/>
      <text:p text:style-name="P1"><text:span text:style-name="T3">Idea 2</text:span><text:span text:style-name="T1"> </text:span><text:span text:style-name="T3">→ </text:span><text:span text:style-name="T6">Página web/</text:span><text:span text:style-name="T5">aplicación</text:span><text:span text:style-name="T6"> eventos de los pueblos de Galicia.</text:span></text:p>
      <text:p text:style-name="P16"/>
      <text:list xml:id="list202018331067598" text:continue-numbering="true" text:style-name="L1">
        <text:list-item>
          <text:p text:style-name="P14">Interés personal o ilusión en el proyecto: </text:p>
        </text:list-item>
      </text:list>
      <text:p text:style-name="P5"><text:tab/><text:span text:style-name="T15">Este proyecto surge hablando con mi madre sobre lo difícil que le es buscar eventos de los pueblos de alrededores de O Porriño en internet, y que me haría ilusión llevar a cabo por mi madre y por la gente que, como ella, pueda tener problemas para encontrarlos.</text:span></text:p>
      <text:list xml:id="list202017204319831" text:continue-numbering="true" text:style-name="L1">
        <text:list-item>
          <text:p text:style-name="P20"><text:span text:style-name="T2">Problema que resuelve y necesidad que cubrirá en los clientes: </text:span></text:p>
        </text:list-item>
      </text:list>
      <text:p text:style-name="P22"><text:tab/>Agilizará las búsquedas de eventos en los pueblos y ciudades de Galicia para salir de fiesta o ir a socializar.</text:p>
      <text:list xml:id="list202017038645268" text:continue-numbering="true" text:style-name="L1">
        <text:list-header>
          <text:p text:style-name="P24"/>
        </text:list-header>
        <text:list-item>
          <text:p text:style-name="P15"><text:soft-page-break/>¿Clientes?:</text:p>
        </text:list-item>
      </text:list>
      <text:p text:style-name="P7"><text:tab/><text:span text:style-name="T16">Personas entre 15-90 años.</text:span></text:p>
      <text:list xml:id="list202017810320429" text:continue-numbering="true" text:style-name="L1">
        <text:list-item>
          <text:p text:style-name="P15">Propuesta de valor, que ofreces diferente: </text:p>
        </text:list-item>
      </text:list>
      <text:p text:style-name="P7"><text:tab/><text:span text:style-name="T16">Una web ágil, con todos los eventos de Galicia, con sus horarios respectivos, ubicación, descripción, actividades, etc. dentro de una misma página.</text:span></text:p>
      <text:list xml:id="list202016652571749" text:continue-numbering="true" text:style-name="L1">
        <text:list-item>
          <text:p text:style-name="P20"><text:span text:style-name="T2">¿Recursos humanos? ¿Solo o alguien más?: </text:span></text:p>
        </text:list-item>
      </text:list>
      <text:p text:style-name="P22"><text:tab/>Creada y gestionada por mí, en contacto con todos los ayuntamientos de Galicia y con una gran base de datos donde almacenar todo lo extraído de los mismos.</text:p>
      <text:list xml:id="list202016893975468" text:continue-numbering="true" text:style-name="L1">
        <text:list-item>
          <text:p text:style-name="P15">¿Recursos económicos? ¿Ayuda o financiación?: </text:p>
        </text:list-item>
      </text:list>
      <text:p text:style-name="P22"><text:span text:style-name="T13"><text:tab/>De primeras, dispongo de unos ahorros para abrir la página web, comprar el dominio, los servicios de servidor, </text:span><text:span text:style-name="T16">para posteriormente sacar dinero a base de anuncios.</text:span></text:p>
      <text:p text:style-name="P9"/>
      <text:p text:style-name="P9">Ventajas<text:span text:style-name="T11">: </text:span></text:p>
      <text:p text:style-name="P26">Pocos gastos de infraestructura.</text:p>
      <text:p text:style-name="P25">Freelance.</text:p>
      <text:p text:style-name="P26">Trabajo remoto.</text:p>
      <text:p text:style-name="P9">Desventajas<text:span text:style-name="T11">: </text:span></text:p>
      <text:p text:style-name="P25">Mucho trabajo de primeras.</text:p>
      <text:p text:style-name="P25">Contacto continuo con ayuntamientos.</text:p>
      <text:p text:style-name="P25">Perdidas el primer año como mínimo.</text:p>
      <text:p text:style-name="P27"/>
      <text:p text:style-name="P27">------------------------------------------------------------------------------------------------------------------------</text:p>
      <text:p text:style-name="P27"/>
      <text:p text:style-name="P6"><text:span text:style-name="T2">Idea 3</text:span> <text:span text:style-name="T2">→ </text:span><text:span text:style-name="T4">Desarrollo de aplicación/página web de drop-shipping.</text:span></text:p>
      <text:p text:style-name="P6"><text:span text:style-name="T4"/></text:p>
      <text:list xml:id="list202018491937610" text:continue-numbering="true" text:style-name="L1">
        <text:list-item>
          <text:p text:style-name="P15">Interés personal o ilusión en el proyecto: </text:p>
        </text:list-item>
      </text:list>
      <text:p text:style-name="P7"><text:tab/><text:span text:style-name="T17">Este proyecto surge hablando con un amigo que está interesado en abrir una página web de este estilo para generar ingresos pasivos.</text:span></text:p>
      <text:list xml:id="list202018499163160" text:continue-numbering="true" text:style-name="L1">
        <text:list-item>
          <text:p text:style-name="P15">Problema que resuelve y necesidad que cubrirá en los clientes:</text:p>
        </text:list-item>
      </text:list>
      <text:p text:style-name="P7"><text:tab/><text:span text:style-name="T17">Facilidad a la hora de buscar productos seleccionados, dándoles todas las facilidades para comprar en un entorno seguro.</text:span></text:p>
      <text:list xml:id="list202018061277276" text:continue-numbering="true" text:style-name="L1">
        <text:list-item>
          <text:p text:style-name="P15">¿Clientes?: </text:p>
        </text:list-item>
      </text:list>
      <text:p text:style-name="P7"><text:tab/><text:span text:style-name="T17">Nicho de mercado del producto elegido (puede ser cualquiera, aunque las cámaras de seguridad en Francia se venden muy bien).</text:span></text:p>
      <text:list xml:id="list202017554146073" text:continue-numbering="true" text:style-name="L1">
        <text:list-item>
          <text:p text:style-name="P15">Propuesta de valor, que ofreces diferente: </text:p>
        </text:list-item>
      </text:list>
      <text:p text:style-name="P7"><text:tab/><text:span text:style-name="T17">Web segura, con el producto que busca el usuario, envío rápido y garantía de 3 años.</text:span></text:p>
      <text:list xml:id="list202016547086750" text:continue-numbering="true" text:style-name="L1">
        <text:list-item>
          <text:p text:style-name="P15">¿Recursos humanos? ¿Solo o alguien más?: </text:p>
        </text:list-item>
      </text:list>
      <text:p text:style-name="P7"><text:tab/><text:span text:style-name="T17">Creada y gestionada por un amigo y yo, con un gestor detrás y un abogado en nómina.</text:span></text:p>
      <text:list xml:id="list202017868857310" text:continue-numbering="true" text:style-name="L1">
        <text:list-item>
          <text:p text:style-name="P15">¿Recursos económicos? ¿Ayuda o financiación?: </text:p>
        </text:list-item>
      </text:list>
      <text:p text:style-name="P7"><text:tab/><text:span text:style-name="T17">Inversión inicial de los dos, muy pequeña y accesible, para hacer cursos sobre el sector, comprar el dominio y productos.</text:span></text:p>
      <text:p text:style-name="P9"/>
      <text:p text:style-name="P9">Ventajas<text:span text:style-name="T11">: </text:span></text:p>
      <text:p text:style-name="P28">Dinero fácil.</text:p>
      <text:p text:style-name="P28">Trabajo remoto.</text:p>
      <text:p text:style-name="P28">Pocos gastos de infraestructura.</text:p>
      <text:p text:style-name="P9">Desventajas<text:span text:style-name="T11">: </text:span></text:p>
      <text:p text:style-name="P28">Demasiados años de garantía en España.</text:p>
      <text:p text:style-name="P28">Nicho de mercado muy reducido.</text:p>
      <text:p text:style-name="P28">Incertidumbre en la generación de dinero.</text:p>
      <text:p text:style-name="P10"/>
      <text:p text:style-name="P10"/>
      <text:p text:style-name="P10"><text:soft-page-break/><text:span text:style-name="T2">1.2 Maduración: valoración de las ideas generadas.</text:span></text:p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B"/>
        <table:table-row>
          <table:table-cell table:style-name="Tabla1.A1" office:value-type="string">
            <text:p text:style-name="P30"/>
          </table:table-cell>
          <table:table-cell table:style-name="Tabla1.B1" office:value-type="string">
            <text:p text:style-name="P29">IDEA 1</text:p>
          </table:table-cell>
          <table:table-cell table:style-name="Tabla1.B1" office:value-type="string">
            <text:p text:style-name="P29">IDEA 2</text:p>
          </table:table-cell>
          <table:table-cell table:style-name="Tabla1.D1" office:value-type="string">
            <text:p text:style-name="P29">IDEA 3</text:p>
          </table:table-cell>
        </table:table-row>
        <table:table-row>
          <table:table-cell table:style-name="Tabla1.A2" office:value-type="string">
            <text:p text:style-name="P29">Interés</text:p>
          </table:table-cell>
          <table:table-cell table:style-name="Tabla1.B2" office:value-type="string">
            <text:p text:style-name="P31">10</text:p>
          </table:table-cell>
          <table:table-cell table:style-name="Tabla1.B2" office:value-type="string">
            <text:p text:style-name="P31">9</text:p>
          </table:table-cell>
          <table:table-cell table:style-name="Tabla1.D2" office:value-type="string">
            <text:p text:style-name="P31">7</text:p>
          </table:table-cell>
        </table:table-row>
        <table:table-row>
          <table:table-cell table:style-name="Tabla1.A3" office:value-type="string">
            <text:p text:style-name="P29">Problema/Necesidad</text:p>
          </table:table-cell>
          <table:table-cell table:style-name="Tabla1.B2" office:value-type="string">
            <text:p text:style-name="P31">8</text:p>
          </table:table-cell>
          <table:table-cell table:style-name="Tabla1.B2" office:value-type="string">
            <text:p text:style-name="P31">9</text:p>
          </table:table-cell>
          <table:table-cell table:style-name="Tabla1.D2" office:value-type="string">
            <text:p text:style-name="P31">3</text:p>
          </table:table-cell>
        </table:table-row>
        <table:table-row>
          <table:table-cell table:style-name="Tabla1.A3" office:value-type="string">
            <text:p text:style-name="P29">¿Pagarían?</text:p>
          </table:table-cell>
          <table:table-cell table:style-name="Tabla1.B2" office:value-type="string">
            <text:p text:style-name="P31">7</text:p>
          </table:table-cell>
          <table:table-cell table:style-name="Tabla1.B2" office:value-type="string">
            <text:p text:style-name="P31">9</text:p>
          </table:table-cell>
          <table:table-cell table:style-name="Tabla1.D2" office:value-type="string">
            <text:p text:style-name="P31">3</text:p>
          </table:table-cell>
        </table:table-row>
        <table:table-row>
          <table:table-cell table:style-name="Tabla1.A3" office:value-type="string">
            <text:p text:style-name="P29">Propuesta valor</text:p>
          </table:table-cell>
          <table:table-cell table:style-name="Tabla1.B2" office:value-type="string">
            <text:p text:style-name="P31">9</text:p>
          </table:table-cell>
          <table:table-cell table:style-name="Tabla1.B2" office:value-type="string">
            <text:p text:style-name="P31">9</text:p>
          </table:table-cell>
          <table:table-cell table:style-name="Tabla1.D2" office:value-type="string">
            <text:p text:style-name="P31">7</text:p>
          </table:table-cell>
        </table:table-row>
        <table:table-row>
          <table:table-cell table:style-name="Tabla1.A3" office:value-type="string">
            <text:p text:style-name="P29">Recursos humanos</text:p>
          </table:table-cell>
          <table:table-cell table:style-name="Tabla1.B2" office:value-type="string">
            <text:p text:style-name="P31">5</text:p>
          </table:table-cell>
          <table:table-cell table:style-name="Tabla1.B2" office:value-type="string">
            <text:p text:style-name="P31">10</text:p>
          </table:table-cell>
          <table:table-cell table:style-name="Tabla1.D2" office:value-type="string">
            <text:p text:style-name="P31">8</text:p>
          </table:table-cell>
        </table:table-row>
        <table:table-row>
          <table:table-cell table:style-name="Tabla1.A3" office:value-type="string">
            <text:p text:style-name="P29">Recursos económicos</text:p>
          </table:table-cell>
          <table:table-cell table:style-name="Tabla1.B2" office:value-type="string">
            <text:p text:style-name="P29">7</text:p>
          </table:table-cell>
          <table:table-cell table:style-name="Tabla1.B2" office:value-type="string">
            <text:p text:style-name="P29">10</text:p>
          </table:table-cell>
          <table:table-cell table:style-name="Tabla1.D2" office:value-type="string">
            <text:p text:style-name="P29">9</text:p>
          </table:table-cell>
        </table:table-row>
        <table:table-row>
          <table:table-cell table:style-name="Tabla1.A8" office:value-type="string">
            <text:p text:style-name="P32">TOTAL</text:p>
          </table:table-cell>
          <table:table-cell table:style-name="Tabla1.B8" office:value-type="string">
            <text:p text:style-name="P33">46</text:p>
          </table:table-cell>
          <table:table-cell table:style-name="Tabla1.B8" office:value-type="string">
            <text:p text:style-name="P33">56</text:p>
          </table:table-cell>
          <table:table-cell table:style-name="Tabla1.D8" office:value-type="string">
            <text:p text:style-name="P33">37</text:p>
          </table:table-cell>
        </table:table-row>
      </table:table>
      <text:p text:style-name="P10"/>
      <text:p text:style-name="P2">1.3 Justificación de la elección de la idea final.</text:p>
      <text:p text:style-name="P10"><text:tab/><text:span text:style-name="T18">Finalmente, la </text:span><text:span text:style-name="T7">elección es la página web/aplicación eventos de los pueblos de Galicia</text:span><text:span text:style-name="T18">, ya que creo que es la única que realmente me parece interesante a la hora de desarrollar, además de que es la única sostenible y expansible con el tiempo, pudiendo extenderla a fuera de Galicia, trabajando con ayuntamientos de otras comunidades, España o incluso países.</text:span></text:p>
      <text:p text:style-name="P10"/>
      <text:p text:style-name="P2">1.4 Presentación de los promotores del proyecto</text:p>
      <text:p text:style-name="P10"><text:tab/><text:span text:style-name="T18">El negocio lo va a poner en marcha </text:span><text:span text:style-name="T9">Miguel Bastos Gándara</text:span><text:span text:style-name="T18">, de 26 años, desarrollador web, con apenas experiencia en el sector, pero con muchas ganas de llevar a cabo este proyecto. Un chico muy trabajador al que le gustaría ayudar a su madre haciendo lago que a él también le gust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3:26:30.788104498</meta:creation-date>
    <dc:date>2023-10-03T20:20:16.409171061</dc:date>
    <meta:editing-duration>PT45M4S</meta:editing-duration>
    <meta:editing-cycles>10</meta:editing-cycles>
    <meta:generator>LibreOffice/7.3.7.2$Linux_X86_64 LibreOffice_project/30$Build-2</meta:generator>
    <meta:document-statistic meta:table-count="1" meta:image-count="0" meta:object-count="0" meta:page-count="3" meta:paragraph-count="105" meta:word-count="906" meta:character-count="5649" meta:non-whitespace-character-count="4823"/>
  </office:meta>
</office:document-meta>
</file>